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4379" officeooo:paragraph-rsid="001043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'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mel </meta:initial-creator>
    <meta:creation-date>2016-04-06T09:34:44.317991018</meta:creation-date>
    <dc:date>2016-04-06T09:35:33.283542006</dc:date>
    <dc:creator>himel </dc:creator>
    <meta:editing-duration>PT48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1" meta:word-count="2" meta:character-count="7" meta:non-whitespace-character-count="6"/>
  </office:meta>
</office:document-meta>
</file>